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0217" officeooo:paragraph-rsid="00190217" style:font-weight-asian="bold" style:font-weight-complex="bold"/>
    </style:style>
    <style:style style:name="P6" style:family="paragraph" style:parent-style-name="Standard">
      <style:text-properties officeooo:rsid="00190217" officeooo:paragraph-rsid="00190217"/>
    </style:style>
    <style:style style:name="P7" style:family="paragraph" style:parent-style-name="Standard">
      <style:text-properties officeooo:rsid="0019a9d6" officeooo:paragraph-rsid="0019a9d6"/>
    </style:style>
    <style:style style:name="P8" style:family="paragraph" style:parent-style-name="Standard">
      <style:text-properties officeooo:rsid="0019a9d6" officeooo:paragraph-rsid="004fca1b"/>
    </style:style>
    <style:style style:name="P9" style:family="paragraph" style:parent-style-name="Standard">
      <style:text-properties officeooo:rsid="0024ace3" officeooo:paragraph-rsid="0024ace3"/>
    </style:style>
    <style:style style:name="P10" style:family="paragraph" style:parent-style-name="Standard">
      <style:text-properties officeooo:rsid="002bc15c" officeooo:paragraph-rsid="002bc15c"/>
    </style:style>
    <style:style style:name="P11" style:family="paragraph" style:parent-style-name="Standard">
      <style:text-properties officeooo:rsid="00369046"/>
    </style:style>
    <style:style style:name="P12" style:family="paragraph" style:parent-style-name="Standard">
      <style:text-properties officeooo:rsid="00369046" officeooo:paragraph-rsid="00369046"/>
    </style:style>
    <style:style style:name="P13" style:family="paragraph" style:parent-style-name="Standard">
      <style:text-properties officeooo:rsid="00462bf3" officeooo:paragraph-rsid="00462bf3"/>
    </style:style>
    <style:style style:name="P14" style:family="paragraph" style:parent-style-name="Standard">
      <style:text-properties officeooo:paragraph-rsid="0017c51e"/>
    </style:style>
    <style:style style:name="P15" style:family="paragraph" style:parent-style-name="Standard">
      <style:text-properties officeooo:paragraph-rsid="000410e4"/>
    </style:style>
    <style:style style:name="P16" style:family="paragraph" style:parent-style-name="Standard">
      <style:text-properties officeooo:rsid="00555c5d" officeooo:paragraph-rsid="00555c5d"/>
    </style:style>
    <style:style style:name="P17" style:family="paragraph" style:parent-style-name="Standard">
      <style:text-properties officeooo:rsid="005d1ba1" officeooo:paragraph-rsid="005d1ba1"/>
    </style:style>
    <style:style style:name="P18" style:family="paragraph" style:parent-style-name="Standard" style:list-style-name="L1">
      <style:text-properties officeooo:rsid="00502668" officeooo:paragraph-rsid="00502668"/>
    </style:style>
    <style:style style:name="P19" style:family="paragraph" style:parent-style-name="Standard" style:list-style-name="L1">
      <style:text-properties officeooo:rsid="00513dd5" officeooo:paragraph-rsid="00513dd5"/>
    </style:style>
    <style:style style:name="P20" style:family="paragraph" style:parent-style-name="Standard" style:list-style-name="L2">
      <style:text-properties officeooo:rsid="0056b9a0" officeooo:paragraph-rsid="0056b9a0"/>
    </style:style>
    <style:style style:name="P21" style:family="paragraph" style:parent-style-name="Standard" style:list-style-name="L2">
      <style:text-properties officeooo:rsid="0059716d" officeooo:paragraph-rsid="0059716d"/>
    </style:style>
    <style:style style:name="P22" style:family="paragraph" style:parent-style-name="Standard" style:list-style-name="L2">
      <style:text-properties officeooo:rsid="005ac4e2" officeooo:paragraph-rsid="005ac4e2"/>
    </style:style>
    <style:style style:name="P23" style:family="paragraph" style:parent-style-name="Standard" style:list-style-name="L4">
      <style:text-properties officeooo:rsid="005ac4e2" officeooo:paragraph-rsid="005ac4e2"/>
    </style:style>
    <style:style style:name="P24" style:family="paragraph" style:parent-style-name="Standard" style:list-style-name="L3">
      <style:text-properties officeooo:rsid="005d1ba1" officeooo:paragraph-rsid="005d1ba1"/>
    </style:style>
    <style:style style:name="P25" style:family="paragraph" style:parent-style-name="Standard" style:list-style-name="L4">
      <style:text-properties officeooo:rsid="005d1ba1" officeooo:paragraph-rsid="005d1ba1"/>
    </style:style>
    <style:style style:name="P26" style:family="paragraph" style:parent-style-name="Standard" style:list-style-name="L3">
      <style:text-properties officeooo:rsid="005fa464" officeooo:paragraph-rsid="005fa464"/>
    </style:style>
    <style:style style:name="P27" style:family="paragraph" style:parent-style-name="Standard" style:list-style-name="L4">
      <style:text-properties officeooo:rsid="00462bf3" officeooo:paragraph-rsid="00462bf3"/>
    </style:style>
    <style:style style:name="P28" style:family="paragraph" style:parent-style-name="Standard" style:list-style-name="L4">
      <style:text-properties officeooo:rsid="004fecdd" officeooo:paragraph-rsid="004fecdd"/>
    </style:style>
    <style:style style:name="P29" style:family="paragraph" style:parent-style-name="Standard" style:list-style-name="L4">
      <style:text-properties officeooo:rsid="0054716c" officeooo:paragraph-rsid="0054716c"/>
    </style:style>
    <style:style style:name="P30" style:family="paragraph" style:parent-style-name="Standard" style:list-style-name="L4">
      <style:text-properties officeooo:rsid="00555c5d" officeooo:paragraph-rsid="00555c5d"/>
    </style:style>
    <style:style style:name="P31" style:family="paragraph" style:parent-style-name="Standard">
      <style:text-properties officeooo:paragraph-rsid="000410e4"/>
    </style:style>
    <style:style style:name="P32" style:family="paragraph" style:parent-style-name="Standard">
      <style:text-properties officeooo:rsid="00624e4b" officeooo:paragraph-rsid="00624e4b"/>
    </style:style>
    <style:style style:name="P33" style:family="paragraph" style:parent-style-name="Standard" style:list-style-name="L5">
      <style:text-properties officeooo:rsid="00624e4b" officeooo:paragraph-rsid="00624e4b"/>
    </style:style>
    <style:style style:name="P34" style:family="paragraph" style:parent-style-name="Standard">
      <style:text-properties officeooo:paragraph-rsid="00166acd"/>
    </style:style>
    <style:style style:name="P35" style:family="paragraph" style:parent-style-name="Standard" style:list-style-name="L5">
      <style:text-properties officeooo:rsid="00645b79" officeooo:paragraph-rsid="00645b79"/>
    </style:style>
    <style:style style:name="P36" style:family="paragraph" style:parent-style-name="Standard">
      <style:text-properties officeooo:rsid="00684674" officeooo:paragraph-rsid="00684674"/>
    </style:style>
    <style:style style:name="P37" style:family="paragraph" style:parent-style-name="Standard" style:list-style-name="L6">
      <style:text-properties officeooo:rsid="00684674" officeooo:paragraph-rsid="00684674"/>
    </style:style>
    <style:style style:name="P38" style:family="paragraph" style:parent-style-name="Standard" style:list-style-name="L4">
      <style:text-properties officeooo:rsid="00684674" officeooo:paragraph-rsid="00684674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officeooo:rsid="00462bf3"/>
    </style:style>
    <style:style style:name="T5" style:family="text">
      <style:text-properties officeooo:rsid="00467240"/>
    </style:style>
    <style:style style:name="T6" style:family="text">
      <style:text-properties officeooo:rsid="004fdc42"/>
    </style:style>
    <style:style style:name="T7" style:family="text">
      <style:text-properties officeooo:rsid="004fcb2b"/>
    </style:style>
    <style:style style:name="T8" style:family="text">
      <style:text-properties officeooo:rsid="00502668"/>
    </style:style>
    <style:style style:name="T9" style:family="text">
      <style:text-properties officeooo:rsid="0054716c"/>
    </style:style>
    <style:style style:name="T10" style:family="text">
      <style:text-properties officeooo:rsid="00579945"/>
    </style:style>
    <style:style style:name="T11" style:family="text">
      <style:text-properties officeooo:rsid="00580256"/>
    </style:style>
    <style:style style:name="T12" style:family="text">
      <style:text-properties officeooo:rsid="005b30d2"/>
    </style:style>
    <style:style style:name="T13" style:family="text">
      <style:text-properties officeooo:rsid="005b529f"/>
    </style:style>
    <style:style style:name="T14" style:family="text">
      <style:text-properties officeooo:rsid="005da5c8"/>
    </style:style>
    <style:style style:name="T15" style:family="text">
      <style:text-properties officeooo:rsid="005fcbfc"/>
    </style:style>
    <style:style style:name="T16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18" style:family="text">
      <style:text-properties officeooo:rsid="0065f56d"/>
    </style:style>
    <style:style style:name="T19" style:family="text">
      <style:text-properties officeooo:rsid="0066c266"/>
    </style:style>
    <style:style style:name="T20" style:family="text">
      <style:text-properties officeooo:rsid="00684674"/>
    </style:style>
    <style:style style:name="T21" style:family="text">
      <style:text-properties officeooo:rsid="0068b873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5">v1.<text:span text:style-name="T7">2</text:span>.<text:span text:style-name="T18">1</text:span></text:p>
      <text:p text:style-name="P6">Each new version will commit this file to both document changes and include instructions for installation. <text:s/><text:span text:style-name="T1">Refer to the </text:span><text:span text:style-name="T2">Versioning How-to </text:span><text:span text:style-name="T3">for the sequence of commits/tags to make a version.</text:span></text:p>
      <text:p text:style-name="P1"/>
      <text:p text:style-name="P3">Changes:</text:p>
      <text:p text:style-name="P1"/>
      <text:p text:style-name="P9"><text:span text:style-name="T8">More template generalization</text:span> (<text:span text:style-name="T9">29 44 B2 32</text:span>):</text:p>
      <text:list xml:id="list8030393068849554615" text:style-name="L1">
        <text:list-item>
          <text:p text:style-name="P18">Add date formatting to verify_CSV()</text:p>
        </text:list-item>
        <text:list-item>
          <text:p text:style-name="P18">Correct Startup() dateformat</text:p>
        </text:list-item>
        <text:list-item>
          <text:p text:style-name="P19">All templates use identical verify_CSV() (some statements may be commented out)</text:p>
        </text:list-item>
        <text:list-item>
          <text:p text:style-name="P19">Find project/person start/end using IDs rather than index</text:p>
        </text:list-item>
      </text:list>
      <text:p text:style-name="P16"/>
      <text:p text:style-name="P16"><text:span text:style-name="T11">Site</text:span> creation procedures (<text:span text:style-name="T13">0D 36 A1 C6</text:span>):</text:p>
      <text:list xml:id="list8248247001886781608" text:style-name="L2">
        <text:list-item>
          <text:p text:style-name="P20">Create<text:span text:style-name="T10">Tables/PwdHash/Soundex</text:span>.php run from ProjectLogs to create <text:span text:style-name="T10">the</text:span> <text:span text:style-name="T10">output</text:span> in <text:span text:style-name="T10">the</text:span> destination location</text:p>
        </text:list-item>
        <text:list-item>
          <text:p text:style-name="P20">CreateTables.ini is <text:span text:style-name="T10">in the</text:span> destination <text:span text:style-name="T10">location</text:span></text:p>
        </text:list-item>
        <text:list-item>
          <text:p text:style-name="P21">Example of virtual host for ssl needed &lt;directory&gt;</text:p>
        </text:list-item>
        <text:list-item>
          <text:p text:style-name="P21">noparent.php was missing from ProjectLogs</text:p>
        </text:list-item>
        <text:list-item>
          <text:p text:style-name="P22">Fixed e00_property <text:span text:style-name="T12">(project_idref to organization_idref)</text:span> in lib/tables_list.php</text:p>
        </text:list-item>
      </text:list>
      <text:p text:style-name="P15"/>
      <text:p text:style-name="P17">Form action uses $_SESSION[“IAm”] for executive loaded modules <text:span text:style-name="T14">(6D D9 51 C9):</text:span></text:p>
      <text:list xml:id="list8765271288457140814" text:style-name="L3">
        <text:list-item>
          <text:p text:style-name="P24">All offline/main modules</text:p>
        </text:list-item>
        <text:list-item>
          <text:p text:style-name="P24">offline/lib: person_select.php, project_select.php</text:p>
        </text:list-item>
        <text:list-item>
          <text:p text:style-name="P24">executive.php sets $_SESSION[”IAm”]</text:p>
        </text:list-item>
        <text:list-item>
          <text:p text:style-name="P26"><text:span text:style-name="T15">Finish up </text:span>re-structure state gate &amp; scripts</text:p>
        </text:list-item>
      </text:list>
      <text:p text:style-name="P15"/>
      <text:p text:style-name="P32">Scripts using IAm must check for ? In URL and adjust accordingly (<text:span text:style-name="T19">D3 BC F1 DC</text:span>):</text:p>
      <text:list xml:id="list9211605869853305088" text:style-name="L5">
        <text:list-item>
          <text:p text:style-name="P33">scripts/call_server.js, eventlog.js, expenselog.js, propset.js, set_rates.js, timelog.js</text:p>
        </text:list-item>
        <text:list-item>
          <text:p text:style-name="P33">lib/project_select.php</text:p>
        </text:list-item>
        <text:list-item>
          <text:p text:style-name="P35">lib/prop_set.php: fixed DB_prefix in SQL</text:p>
        </text:list-item>
      </text:list>
      <text:p text:style-name="P15"/>
      <text:p text:style-name="P36">Take out the v1 subdirectory of css and scripts (<text:span text:style-name="T21">ED B0 3B CF)</text:span>):</text:p>
      <text:list xml:id="list208709117386483941" text:style-name="L6">
        <text:list-item>
          <text:p text:style-name="P37">no installation necessary</text:p>
        </text:list-item>
      </text:list>
      <text:p text:style-name="P15"/>
      <text:p text:style-name="P34"><text:span text:style-name="T16">Installation instructions</text:span><text:span text:style-name="T17">:</text:span></text:p>
      <text:list xml:id="list5997763446511884410" text:style-name="L4">
        <text:list-item>
          <text:p text:style-name="P27">about.php: <text:span text:style-name="T5">updated version no. (permanent entry)</text:span></text:p>
        </text:list-item>
        <text:list-item>
          <text:p text:style-name="P28">Reports</text:p>
          <text:list>
            <text:list-item>
              <text:p text:style-name="P28">No installation of sample templates</text:p>
            </text:list-item>
            <text:list-item>
              <text:p text:style-name="P29">Propagate changes to users' reports</text:p>
            </text:list-item>
          </text:list>
        </text:list-item>
        <text:list-item>
          <text:p text:style-name="P30">DB creation</text:p>
          <text:list>
            <text:list-item>
              <text:p text:style-name="P30">No installation of procedures/instructions</text:p>
            </text:list-item>
          </text:list>
        </text:list-item>
        <text:list-item>
          <text:p text:style-name="P23">tables_list.php</text:p>
        </text:list-item>
        <text:list-item>
          <text:p text:style-name="P25">executive.php</text:p>
        </text:list-item>
        <text:list-item>
          <text:p text:style-name="P25">All offline/main modules</text:p>
        </text:list-item>
        <text:list-item>
          <text:p text:style-name="P25">Offline/lib: person_select.php, project_select.php, <text:span text:style-name="T20">prop_set.php</text:span></text:p>
        </text:list-item>
        <text:list-item>
          <text:p text:style-name="P38">All scripts except calendar.js</text:p>
        </text:list-item>
      </text:list>
      <text:p text:style-name="P14"><text:soft-page-break/></text:p>
      <text:p text:style-name="P4">Versioning How-to:</text:p>
      <text:p text:style-name="P11"/>
      <text:p text:style-name="P13">Update <text:span text:style-name="T18">version # in this doc and</text:span> about.php</text:p>
      <text:p text:style-name="P10">Commit this doc <text:span text:style-name="T18">&amp; about.php</text:span></text:p>
      <text:p text:style-name="P12">Save a copy <text:span text:style-name="T4">of this doc</text:span> in each user library</text:p>
      <text:p text:style-name="P7">Checkout master</text:p>
      <text:p text:style-name="P7">Merge dev</text:p>
      <text:p text:style-name="P8">Tag with version id <text:span text:style-name="T6">(git tag -a &lt;tag&gt; &lt;hash&gt;)</text:span></text:p>
      <text:p text:style-name="P7">Push to origin</text:p>
      <text:p text:style-name="P7">Checkout dev</text:p>
      <text:p text:style-name="P7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6-03-13T13:53:56.419168798</dc:date>
    <meta:editing-duration>P1DT15H46M15S</meta:editing-duration>
    <meta:editing-cycles>88</meta:editing-cycles>
    <meta:generator>LibreOffice/5.0.5.2$Linux_X86_64 LibreOffice_project/00m0$Build-2</meta:generator>
    <meta:document-statistic meta:table-count="0" meta:image-count="0" meta:object-count="0" meta:page-count="2" meta:paragraph-count="48" meta:word-count="298" meta:character-count="2007" meta:non-whitespace-character-count="1784"/>
  </office:meta>
</office:document-meta>
</file>